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SYZYGY STD Socke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SE-020-01-F-D-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 center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center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X Left</text:p>
          </table:table-cell>
          <table:table-cell office:value-type="string" calcext:value-type="string">
            <text:p>X Righ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 Bottom</text:p>
          </table:table-cell>
        </table:table-row>
        <table:table-row table:style-name="ro1">
          <table:table-cell/>
          <table:table-cell office:value-type="string" calcext:value-type="string">
            <text:p>STD Pod Top Edge</text:p>
          </table:table-cell>
          <table:table-cell table:formula="of:=[.C3] - 22.5" office:value-type="float" office:value="130.5" calcext:value-type="float">
            <text:p>130.5</text:p>
          </table:table-cell>
          <table:table-cell table:formula="of:=[.C3] + 22.5" office:value-type="float" office:value="175.5" calcext:value-type="float">
            <text:p>175.5</text:p>
          </table:table-cell>
          <table:table-cell table:formula="of:=[.C4]-7" office:value-type="float" office:value="153" calcext:value-type="float">
            <text:p>153</text:p>
          </table:table-cell>
          <table:table-cell table:formula="of:=[.E7]+70" office:value-type="float" office:value="223" calcext:value-type="float">
            <text:p>22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MH Top Left</text:p>
          </table:table-cell>
          <table:table-cell table:formula="of:=[.C7] + 5.5" office:value-type="float" office:value="136" calcext:value-type="float">
            <text:p>136</text:p>
          </table:table-cell>
          <table:table-cell table:formula="of:=[.C4]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H Top Right</text:p>
          </table:table-cell>
          <table:table-cell table:formula="of:=[.D7] - 5.5" office:value-type="float" office:value="170" calcext:value-type="float">
            <text:p>170</text:p>
          </table:table-cell>
          <table:table-cell table:formula="of:=[.C4]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H Mid Left</text:p>
          </table:table-cell>
          <table:table-cell table:formula="of:=[.C9]-0.5" office:value-type="float" office:value="135.5" calcext:value-type="float">
            <text:p>135.5</text:p>
          </table:table-cell>
          <table:table-cell table:formula="of:=[.D9]+10"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H Mid Right</text:p>
          </table:table-cell>
          <table:table-cell table:formula="of:=[.C10]+0.5" office:value-type="float" office:value="170.5" calcext:value-type="float">
            <text:p>170.5</text:p>
          </table:table-cell>
          <table:table-cell table:formula="of:=[.D10]+10"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H Bottom Left</text:p>
          </table:table-cell>
          <table:table-cell table:formula="of:=[.C7]+5" office:value-type="float" office:value="135.5" calcext:value-type="float">
            <text:p>135.5</text:p>
          </table:table-cell>
          <table:table-cell table:formula="of:=[.F7]-5"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MH Bottom</text:span> Right</text:p>
          </table:table-cell>
          <table:table-cell table:formula="of:=[.D7]-5" office:value-type="float" office:value="170.5" calcext:value-type="float">
            <text:p>170.5</text:p>
          </table:table-cell>
          <table:table-cell table:formula="of:=[.D13]" office:value-type="float" office:value="218" calcext:value-type="float">
            <text:p>21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0T13:10:54.418000000</meta:creation-date>
    <dc:date>2024-10-15T02:40:16.293277132</dc:date>
    <meta:editing-duration>PT5H5M44S</meta:editing-duration>
    <meta:editing-cycles>5</meta:editing-cycles>
    <meta:generator>LibreOffice/7.3.7.2$Linux_X86_64 LibreOffice_project/30$Build-2</meta:generator>
    <meta:document-statistic meta:table-count="1" meta:cell-count="33" meta:object-count="0"/>
  </office:meta>
</office:document-meta>
</file>